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P3" style:parent-style-name="Titolo1" style:family="paragraph">
      <style:text-properties fo:language="en" fo:country="US"/>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P15" style:parent-style-name="Standard" style:family="paragraph">
      <style:text-properties fo:language="en" fo:country="US"/>
    </style:style>
    <style:style style:name="P16" style:parent-style-name="Standard" style:family="paragraph">
      <style:text-properties fo:language="en" fo:country="US"/>
    </style:style>
    <style:style style:name="P17" style:parent-style-name="Standard" style:family="paragraph">
      <style:text-properties fo:language="en" fo:country="US"/>
    </style:style>
    <style:style style:name="P18" style:parent-style-name="Standard"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office:automatic-styles>
  <office:body>
    <office:text text:use-soft-page-breaks="true">
      <text:p text:style-name="P1">The files in this directory refer to basic experiments on LTP.<text:s/>They should be analyzed with Wireshark.</text:p>
      <text:p text:style-name="P2"/>
      <text:h text:style-name="P3" text:outline-level="1">esa_ion_TCPCLstartedbyION</text:h>
      <text:p text:style-name="P4">Layout: VM2 (IP=10.0.0.12, EID=ipn:2.0) with ION 4.2.0, host (IP=10.0.0.1, EID=ipn:5.0) with ESA-BP</text:p>
      <text:p text:style-name="P5">BPv7 and TCPCLv3 on both nodes</text:p>
      <text:p text:style-name="P6"/>
      <text:p text:style-name="P7">Frames captured on VM2 interface to host (10.0.0.12); to avoid the capture of ssh traffic, VM2 was reached via VM1 (ssh from host to VM1 and then ssh from VM1 to VM2).</text:p>
      <text:p text:style-name="P8"/>
      <text:p text:style-name="P9">Syntax: tcpdump -i ensX<text:s/>-w nameOfFile &amp;</text:p>
      <text:p text:style-name="P10">i=interface<text:s/>(replace X with the correct number; find it by means of the command: sudo ifconfig)</text:p>
      <text:p text:style-name="P11">w=write on nameOfFile</text:p>
      <text:p text:style-name="P12">&amp; run in background</text:p>
      <text:p text:style-name="P13">fg<text:s/>(foreground) at the end of experiment, and then ctrl+c.</text:p>
      <text:p text:style-name="P14"/>
      <text:p text:style-name="P15">The capture MUST started before starting the TCPCL, i.e. before launching the two daemons. This is essential, as without capturing the initial handshake, Wireshark is unable to interpret the TCPCL data flow.</text:p>
      <text:p text:style-name="P16"/>
      <text:p text:style-name="P17">The file starts with<text:s/>a first attempt of opening the TCP connection performed by VM2 (frame 1, SYN); the response is a RST (frame 2), because the TCPCL daemon on the host had no started yet.</text:p>
      <text:p text:style-name="P18">A second attempt (3 way handshake, frames 3-5) succeed.</text:p>
      <text:p text:style-name="P19">Then we have a contact header from vm2 (frame 6), by means of which vm2 declares its EID (ipn:2.0). It is acked (frame 7); then we have the corresponding contact header from the host, declaring its EID (ipn:5.).</text:p>
      <text:p text:style-name="P20">A series of keepalive follow.</text:p>
      <text:p text:style-name="P21">A very small bundle (v7) is then sent in one frame (frame 34) by the host (with ESA-BP) to VM2 (ION). It is then followed by a similar bundle in the opposite direction (frame 42).</text:p>
      <text:p text:style-name="P22">The TCPCL on host is asked to shut down; before doing it, it closes the TCP connection (FIN, frame 46); vm2 responds with a FIN&amp;ACK (frame 47), which is ACKed (frame 48).<text:s/></text:p>
      <text:p text:style-name="P23">TCPCL on vm2 try to reopen the TCP connection (SYN at frame 49, but the response is a RST (frame 50) because the TCPCL on the host is now closed. The same for the successive attempt.</text:p>
      <text:p text:style-name="P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Mangal" fo:color="#2F5496" fo:font-size="16pt" style:font-size-asian="16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arlo</dc:creator>
    <meta:creation-date>2020-11-23T10:49:00Z</meta:creation-date>
    <dc:date>2023-10-31T14:41:00Z</dc:date>
    <meta:template xlink:href="Normal" xlink:type="simple"/>
    <meta:editing-cycles>5</meta:editing-cycles>
    <meta:editing-duration>PT0S</meta:editing-duration>
    <meta:document-statistic meta:page-count="1" meta:paragraph-count="3" meta:word-count="283" meta:character-count="1899" meta:row-count="13" meta:non-whitespace-character-count="1619"/>
  </office:meta>
</office:document-meta>
</file>